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100000011B25E2D2F.png" manifest:media-type="image/png"/>
  <manifest:file-entry manifest:full-path="Pictures/10000257000001C2000001C2ABEEA974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3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text-properties officeooo:rsid="0011ffd6" officeooo:paragraph-rsid="0011ffd6"/>
    </style:style>
    <style:style style:name="P7" style:family="paragraph" style:parent-style-name="Text_20_body">
      <style:text-properties officeooo:rsid="00123438" officeooo:paragraph-rsid="00123438"/>
    </style:style>
    <style:style style:name="P8" style:family="paragraph" style:parent-style-name="Heading_20_1">
      <style:text-properties officeooo:rsid="0013f7b7" officeooo:paragraph-rsid="0013f7b7"/>
    </style:style>
    <style:style style:name="P9" style:family="paragraph" style:parent-style-name="Heading_20_1" style:master-page-name="">
      <style:paragraph-properties style:page-number="auto"/>
      <style:text-properties officeooo:rsid="0013f7b7" officeooo:paragraph-rsid="0013f7b7"/>
    </style:style>
    <style:style style:name="P10" style:family="paragraph" style:parent-style-name="Heading_20_1" style:master-page-name="">
      <style:paragraph-properties fo:text-align="center" style:justify-single-word="false" style:page-number="auto"/>
      <style:text-properties officeooo:rsid="0013f7b7" officeooo:paragraph-rsid="0013f7b7"/>
    </style:style>
    <style:style style:name="P11" style:family="paragraph" style:parent-style-name="Text_20_body">
      <style:text-properties officeooo:rsid="0013f7b7" officeooo:paragraph-rsid="0020e5b0"/>
    </style:style>
    <style:style style:name="P12" style:family="paragraph" style:parent-style-name="Text_20_body">
      <style:text-properties officeooo:paragraph-rsid="0013f7b7"/>
    </style:style>
    <style:style style:name="P13" style:family="paragraph" style:parent-style-name="Heading_20_1" style:master-page-name="">
      <style:paragraph-properties style:page-number="auto"/>
      <style:text-properties officeooo:paragraph-rsid="0013f7b7"/>
    </style:style>
    <style:style style:name="P14" style:family="paragraph" style:parent-style-name="Text_20_body">
      <style:text-properties officeooo:paragraph-rsid="00145692"/>
    </style:style>
    <style:style style:name="P15" style:family="paragraph" style:parent-style-name="Heading_20_1">
      <style:text-properties officeooo:rsid="00145692" officeooo:paragraph-rsid="00145692"/>
    </style:style>
    <style:style style:name="P16" style:family="paragraph" style:parent-style-name="Heading_20_1">
      <style:text-properties officeooo:rsid="00160b83" officeooo:paragraph-rsid="00160b83"/>
    </style:style>
    <style:style style:name="P17" style:family="paragraph" style:parent-style-name="Heading_20_2">
      <style:text-properties officeooo:rsid="00160b83" officeooo:paragraph-rsid="00160b83"/>
    </style:style>
    <style:style style:name="P18" style:family="paragraph" style:parent-style-name="Text_20_body">
      <style:text-properties officeooo:rsid="00160b83" officeooo:paragraph-rsid="00160b83"/>
    </style:style>
    <style:style style:name="P19" style:family="paragraph" style:parent-style-name="Text_20_body">
      <style:paragraph-properties fo:margin-left="0mm" fo:margin-right="0mm" fo:text-indent="0mm" style:auto-text-indent="false"/>
      <style:text-properties officeooo:rsid="00160b83" officeooo:paragraph-rsid="00160b83"/>
    </style:style>
    <style:style style:name="P20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officeooo:rsid="00160b83" officeooo:paragraph-rsid="00160b83"/>
    </style:style>
    <style:style style:name="P21" style:family="paragraph" style:parent-style-name="Heading_20_1">
      <style:text-properties officeooo:paragraph-rsid="00160b83"/>
    </style:style>
    <style:style style:name="P22" style:family="paragraph" style:parent-style-name="Heading_20_1">
      <loext:graphic-properties draw:fill-gradient-name="gradient" draw:fill-hatch-name="hatch"/>
      <style:paragraph-properties fo:margin-top="54.01mm" fo:margin-bottom="1.99mm" style:contextual-spacing="false"/>
      <style:text-properties fo:font-size="26pt" officeooo:rsid="00160b83" officeooo:paragraph-rsid="00160b83" style:font-size-asian="26pt" style:font-size-complex="26pt"/>
    </style:style>
    <style:style style:name="P23" style:family="paragraph" style:parent-style-name="Heading_20_1" style:master-page-name="">
      <loext:graphic-properties draw:fill-gradient-name="gradient" draw:fill-hatch-name="hatch"/>
      <style:paragraph-properties fo:margin-top="54.01mm" fo:margin-bottom="1.99mm" style:contextual-spacing="false" style:page-number="auto"/>
      <style:text-properties fo:font-size="26pt" officeooo:rsid="00160b83" officeooo:paragraph-rsid="00160b83" style:font-size-asian="26pt" style:font-size-complex="26pt"/>
    </style:style>
    <style:style style:name="P24" style:family="paragraph" style:parent-style-name="Text_20_body">
      <style:text-properties officeooo:rsid="0017120e" officeooo:paragraph-rsid="0017120e"/>
    </style:style>
    <style:style style:name="P25" style:family="paragraph" style:parent-style-name="Heading_20_3">
      <style:text-properties officeooo:rsid="0020e5b0" officeooo:paragraph-rsid="0020e5b0"/>
    </style:style>
    <style:style style:name="P26" style:family="paragraph" style:parent-style-name="Preformatted_20_Text">
      <style:text-properties officeooo:rsid="0020e5b0" officeooo:paragraph-rsid="0020e5b0"/>
    </style:style>
    <style:style style:name="P27" style:family="paragraph" style:parent-style-name="Text_20_body">
      <style:text-properties officeooo:rsid="0020e5b0" officeooo:paragraph-rsid="0020e5b0"/>
    </style:style>
    <style:style style:name="P28" style:family="paragraph" style:parent-style-name="Text_20_body" style:master-page-name="">
      <style:paragraph-properties fo:text-align="start" style:justify-single-word="false" style:page-number="auto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ext_20_body" style:master-page-name="">
      <style:paragraph-properties style:page-number="auto"/>
      <style:text-properties officeooo:paragraph-rsid="002d8e03"/>
    </style:style>
    <style:style style:name="P31" style:family="paragraph" style:parent-style-name="Text_20_body">
      <style:text-properties officeooo:paragraph-rsid="002d8e03"/>
    </style:style>
    <style:style style:name="P32" style:family="paragraph" style:parent-style-name="Table_20_Contents">
      <style:paragraph-properties fo:text-align="start" style:justify-single-word="false"/>
      <style:text-properties officeooo:rsid="002ee87f" officeooo:paragraph-rsid="002ee87f"/>
    </style:style>
    <style:style style:name="P33" style:family="paragraph" style:parent-style-name="Text_20_body">
      <style:text-properties officeooo:rsid="002f6a41" officeooo:paragraph-rsid="002f6a41"/>
    </style:style>
    <style:style style:name="P34" style:family="paragraph" style:parent-style-name="Text_20_body">
      <style:text-properties officeooo:rsid="00304402" officeooo:paragraph-rsid="00304402"/>
    </style:style>
    <style:style style:name="P35" style:family="paragraph" style:parent-style-name="Figure">
      <style:text-properties officeooo:paragraph-rsid="00366dbd"/>
    </style:style>
    <style:style style:name="P36" style:family="paragraph" style:parent-style-name="Table">
      <style:text-properties officeooo:rsid="00366dbd" officeooo:paragraph-rsid="00366dbd"/>
    </style:style>
    <style:style style:name="P37" style:family="paragraph" style:parent-style-name="Text_20_body">
      <style:text-properties officeooo:rsid="003d0fd5" officeooo:paragraph-rsid="003d0fd5"/>
    </style:style>
    <style:style style:name="P38" style:family="paragraph" style:parent-style-name="Text_20_body">
      <style:text-properties officeooo:rsid="003d7264" officeooo:paragraph-rsid="003d7264"/>
    </style:style>
    <style:style style:name="P39" style:family="paragraph" style:parent-style-name="Text_20_body">
      <style:text-properties officeooo:rsid="003ed0d5" officeooo:paragraph-rsid="003ed0d5"/>
    </style:style>
    <style:style style:name="P40" style:family="paragraph" style:parent-style-name="Contents_20_Heading">
      <style:text-properties officeooo:rsid="0042d513" officeooo:paragraph-rsid="0042d513"/>
    </style:style>
    <style:style style:name="P41" style:family="paragraph" style:parent-style-name="First_20_line_20_indent">
      <style:text-properties officeooo:paragraph-rsid="004ad257"/>
    </style:style>
    <style:style style:name="P42" style:family="paragraph" style:parent-style-name="Heading_20_2">
      <style:text-properties officeooo:paragraph-rsid="004ad257"/>
    </style:style>
    <style:style style:name="P43" style:family="paragraph" style:parent-style-name="Text_20_body">
      <loext:graphic-properties draw:fill="solid" draw:fill-color="#eeeeee" draw:opacity="100%"/>
      <style:paragraph-properties fo:background-color="#eeeeee" fo:padding="1.99mm" fo:border="0.06pt solid #cccccc" fo:keep-with-next="always"/>
      <style:text-properties fo:font-weight="bold"/>
    </style:style>
    <style:style style:name="P44" style:family="paragraph" style:parent-style-name="Text_20_body">
      <loext:graphic-properties draw:fill="solid" draw:fill-color="#eeeeee" draw:opacity="100%"/>
      <style:paragraph-properties fo:background-color="#eeeeee" fo:padding="1.99mm" fo:border="0.06pt solid #cccccc"/>
    </style:style>
    <style:style style:name="P45" style:family="paragraph" style:parent-style-name="Text_20_body">
      <style:paragraph-properties fo:margin-top="0mm" fo:margin-bottom="0mm" style:contextual-spacing="false" fo:line-height="0mm"/>
    </style:style>
    <style:style style:name="P46" style:family="paragraph" style:parent-style-name="Text_20_body" style:list-style-name="Numbering_20_123"/>
    <style:style style:name="P47" style:family="paragraph" style:parent-style-name="Text_20_body" style:list-style-name="Numbering_20_123">
      <loext:graphic-properties draw:fill="solid" draw:fill-color="#eeeeee" draw:opacity="100%"/>
      <style:paragraph-properties fo:background-color="#eeeeee" fo:padding="1.99mm" fo:border="0.06pt solid #cccccc"/>
    </style:style>
    <style:style style:name="P48" style:family="paragraph" style:parent-style-name="Text_20_body" style:list-style-name="Numbering_20_123">
      <style:paragraph-properties fo:text-align="center" style:justify-single-word="false"/>
    </style:style>
    <style:style style:name="P49" style:family="paragraph" style:parent-style-name="Text_20_body" style:list-style-name="Numbering_20_123">
      <loext:graphic-properties draw:fill="solid" draw:fill-color="#eeeeee" draw:opacity="100%"/>
      <style:paragraph-properties fo:background-color="#eeeeee" fo:padding="1.99mm" fo:border="0.06pt solid #cccccc" fo:keep-with-next="always"/>
      <style:text-properties fo:font-weight="bold"/>
    </style:style>
    <style:style style:name="P50" style:family="paragraph" style:parent-style-name="Text_20_body" style:list-style-name="Numbering_20_123">
      <style:paragraph-properties fo:margin-top="0mm" fo:margin-bottom="0mm" style:contextual-spacing="false" fo:line-height="0mm"/>
    </style:style>
    <style:style style:name="P51" style:family="paragraph">
      <loext:graphic-properties draw:fill="none"/>
    </style:style>
    <style:style style:name="T1" style:family="text">
      <style:text-properties officeooo:rsid="00145692"/>
    </style:style>
    <style:style style:name="T2" style:family="text">
      <style:text-properties fo:font-size="15.75pt" fo:font-weight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7120e" style:font-size-asian="16pt" style:font-size-complex="16pt"/>
    </style:style>
    <style:style style:name="T5" style:family="text">
      <style:text-properties fo:font-size="16pt" officeooo:rsid="0017dd98" style:font-size-asian="16pt" style:font-size-complex="16pt"/>
    </style:style>
    <style:style style:name="T6" style:family="text">
      <style:text-properties fo:font-size="26pt" officeooo:rsid="00160b83" style:font-size-asian="26pt" style:font-size-complex="26pt"/>
    </style:style>
    <style:style style:name="T7" style:family="text">
      <style:text-properties officeooo:rsid="001e1e56"/>
    </style:style>
    <style:style style:name="T8" style:family="text">
      <style:text-properties officeooo:rsid="0028b0ca"/>
    </style:style>
    <style:style style:name="T9" style:family="text">
      <style:text-properties officeooo:rsid="0013f7b7"/>
    </style:style>
    <style:style style:name="T10" style:family="text">
      <style:text-properties officeooo:rsid="00308791"/>
    </style:style>
    <style:style style:name="T11" style:family="text">
      <style:text-properties officeooo:rsid="003a17a6"/>
    </style:style>
    <style:style style:name="T12" style:family="text">
      <style:text-properties officeooo:rsid="003d0fd5"/>
    </style:style>
    <style:style style:name="T13" style:family="text">
      <style:text-properties officeooo:rsid="0042d513"/>
    </style:style>
    <style:style style:name="T14" style:family="text">
      <style:text-properties officeooo:rsid="004ad257"/>
    </style:style>
    <style:style style:name="gr1" style:family="graphic">
      <style:graphic-properties draw:stroke="none" draw:fill="none" style:mirror="none" loext:decorative="false" style:run-through="background" style:vertical-pos="middle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variable-decls>
        <text:variable-decl office:value-type="string" text:name="include"/>
        <text:variable-decl office:value-type="string" text:name="end"/>
        <text:variable-decl office:value-type="string" text:name="proces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export-to-pdf.topic"/>Export to PDF<text:bookmark-end text:name="export-to-pdf.topic"/></text:h>
      <text:p text:style-name="Text_20_body"><text:bookmark text:name="-n8h0lc_9"/>Writerside can generate a PDF from your documentation sources. The PDF will contain a table of contents with the page numbers and an optional cover page. It can also have some custom text in the header and footer of every page.</text:p>
      <text:p text:style-name="Horizontal_20_Line"/>
      <text:list text:style-name="Numbering_20_123">
        <text:list-item>
          <text:p text:style-name="P46">In the Writerside tool window, click <draw:frame text:anchor-type="as-char" draw:z-index="0" draw:name="Shape1" draw:style-name="gr1" draw:text-style-name="P51" svg:width="3.85mm" svg:height="3.85mm"><draw:image xlink:href="Pictures/10000257000001C2000001C2ABEEA974.svg" xlink:type="simple" xlink:show="embed" xlink:actuate="onLoad" draw:mime-type="image/svg+xml"><text:p/></draw:image><draw:image xlink:href="Pictures/100000010000001100000011B25E2D2F.png" xlink:type="simple" xlink:show="embed" xlink:actuate="onLoad" draw:mime-type="image/png"/></draw:frame>Export To and then select PDF. </text:p>
          <text:p text:style-name="P48"><draw:frame text:anchor-type="as-char" draw:z-index="1" draw:name="Shape2" draw:style-name="gr1" draw:text-style-name="P51" svg:width="159.99mm" svg:height="43.13mm"><draw:image><text:p/></draw:image></draw:frame></text:p>
        </text:list-item>
        <text:list-item>
          <text:p text:style-name="P46"><text:bookmark text:name="-n8h0lc_18"/>In the Edit Configurations Settings dialog, you can change the following settings:</text:p>
          <text:p text:style-name="P49">Name</text:p>
          <text:p text:style-name="P47">Specify a meaningful name to differentiate between several configurations if you have more than one.</text:p>
          <text:p text:style-name="P50"/>
          <text:p text:style-name="P49">Instance</text:p>
          <text:p text:style-name="P47">Select the <text:a xlink:type="simple" xlink:href="../instances.html" text:style-name="Internet_20_link" text:visited-style-name="Visited_20_Internet_20_Link">instance</text:a>. By default, the configuration will produce a PDF for the instance selected in the Writerside tool window.</text:p>
          <text:p text:style-name="P50"/>
          <text:p text:style-name="P49">Save to</text:p>
          <text:p text:style-name="P47">Specify the directory where you want to save the generated PDF. By default, it will be saved to the root of your <text:a xlink:type="simple" xlink:href="../projects.html" text:style-name="Internet_20_link" text:visited-style-name="Visited_20_Internet_20_Link">documentation project</text:a>.</text:p>
          <text:p text:style-name="P50"/>
          <text:p text:style-name="P49">Keymap</text:p>
          <text:p text:style-name="P47">If you have several <text:a xlink:type="simple" xlink:href="../shortcuts.html#reference-from-keymap-file" text:style-name="Internet_20_link" text:visited-style-name="Visited_20_Internet_20_Link">keymaps</text:a> defined, select the one that will be used in this PDF.</text:p>
          <text:p text:style-name="P50"/>
          <text:p text:style-name="P49">Orientation</text:p>
          <text:p text:style-name="P47">Select between Portrait and Landscape page orientation.</text:p>
          <text:p text:style-name="P50"/>
          <text:p text:style-name="P49">Cover page</text:p>
          <text:p text:style-name="P47">Add a cover page to the PDF output. Without it, the PDF will start with the table of contents as the first page. On the cover page, you can add a title, logo image, description, and a copyright.</text:p>
          <text:p text:style-name="P50"/>
          <text:p text:style-name="P49">Header</text:p>
          <text:p text:style-name="P47"><text:soft-page-break/>Specify the text that will be used in the header of every page.</text:p>
          <text:p text:style-name="P50"/>
          <text:p text:style-name="P49">Footer</text:p>
          <text:p text:style-name="P47">Specify the text that will be used in the footer of every page.</text:p>
          <text:p text:style-name="P50"/>
          <text:p text:style-name="P48"><draw:frame text:anchor-type="as-char" draw:z-index="2" draw:name="Shape3" draw:style-name="gr1" draw:text-style-name="P51" svg:width="159.99mm" svg:height="148.67mm"><draw:image><text:p/></draw:image></draw:frame></text:p>
        </text:list-item>
        <text:list-item>
          <text:p text:style-name="P46">Click Run to start this run configuration.</text:p>
        </text:list-item>
        <text:list-item>
          <text:p text:style-name="P46">After a successful build, check the output for errors and warnings in the Run tool window. If everything is fine, you will see links to the generated HTML and PDF files.</text:p>
        </text:list-item>
      </text:list>
      <text:p text:style-name="Horizontal_20_Line"/>
      <text:p text:style-name="Text_20_body"><text:bookmark text:name="-n8h0lc_4"/>You can create multiple run configurations to quickly generate PDFs for various <text:a xlink:type="simple" xlink:href="../instances.html" text:style-name="Internet_20_link" text:visited-style-name="Visited_20_Internet_20_Link">instances</text:a> or the same instance with different keymaps, headers, and footers.</text:p>
      <text:p text:style-name="Text_20_body"><text:bookmark text:name="-n8h0lc_5"/>Run them from the configurations widget in the main toolbar:</text:p>
      <text:p text:style-name="P5"><text:soft-page-break/><draw:frame text:anchor-type="as-char" draw:z-index="3" draw:name="Shape4" draw:style-name="gr1" draw:text-style-name="P51" svg:width="72.96mm" svg:height="52.98mm"><draw:image><text:p/></draw:image></draw:frame></text:p>
      <text:p text:style-name="Horizontal_20_Line"/>
      <text:h text:style-name="Heading_20_3" text:outline-level="3"><text:bookmark-start text:name="add_more_run_configurations"/>Add more run configurations<text:bookmark-end text:name="add_more_run_configurations"/></text:h>
      <text:list text:style-name="Numbering_20_123">
        <text:list-item>
          <text:p text:style-name="P46">Click Edit Configurations in the main toolbar widget or select Run | Edit Configurations from the main menu.</text:p>
        </text:list-item>
        <text:list-item>
          <text:p text:style-name="P46">In the Run/Debug Configurations dialog, click <draw:frame text:anchor-type="as-char" draw:z-index="4" draw:name="Shape5" draw:style-name="gr1" draw:text-style-name="P51" svg:width="6.75mm" svg:height="6.75mm"><draw:image><text:p/></draw:image></draw:frame>Add New Configuration and add a new Writerside configuration.</text:p>
        </text:list-item>
      </text:list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1.99mm" style:contextual-spacing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family="'Liberation Serif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1.99mm" style:contextual-spacing="false" fo:line-height="115%" fo:text-align="start" style:justify-single-word="false" fo:text-indent="0mm" style:auto-text-indent="false" style:page-number="auto"/>
      <style:text-properties style:font-name="Liberation Serif2" fo:font-family="'Liberation Serif'" style:font-style-name="Regular" style:font-family-generic="roman" style:font-pitch="variable" fo:language="ru" fo:country="RU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pitch="variable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erif" fo:font-family="'Liberation Serif'" style:font-family-generic="roman" style:font-pitch="variable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top="0mm" fo:margin-bottom="0mm" style:contextual-spacing="false" fo:line-height="115%" text:number-lines="false" text:line-number="0"/>
      <style:text-properties style:font-name="Liberation serif" fo:font-family="'Liberation serif'" style:font-family-generic="roman" style:font-pitch="variable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mm" fo:margin-bottom="1.99mm" style:contextual-spacing="false" fo:line-height="115%" fo:text-align="start" style:justify-single-word="false" style:page-number="auto"/>
      <style:text-properties style:font-name="Liberation Serif1" fo:font-family="'Liberation Serif'" style:font-style-name="Bold" style:font-family-generic="roman" style:font-pitch="variable" fo:font-size="16pt" fo:language="ru" fo:country="RU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mm" fo:margin-bottom="1.99mm" style:contextual-spacing="false" fo:line-height="115%" style:page-number="auto"/>
      <style:text-properties style:font-name="Liberation Serif1" fo:font-family="'Liberation Serif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mm" fo:margin-bottom="2.12mm" style:contextual-spacing="false"/>
      <style:text-properties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mm" fo:margin-bottom="3.79mm" style:contextual-spacing="false" fo:background-color="#eeeeee" fo:padding-left="0mm" fo:padding-right="0mm" fo:padding-top="1.99mm" fo:padding-bottom="1.99mm" fo:border-left="none" fo:border-right="none" fo:border-top="0.74pt solid #b2b2b2" fo:border-bottom="0.74pt solid #b2b2b2"/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18mm 0.18mm 0.18mm" fo:padding="0mm" fo:border-left="none" fo:border-right="none" fo:border-top="none" fo:border-bottom="1.5pt double #b2b2b2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margin-top="0mm" fo:margin-bottom="1.01mm" style:contextual-spacing="false" fo:orphans="0" fo:widows="0" text:number-lines="false" text:line-number="0"/>
      <style:text-properties style:font-name="Liberation Sans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99m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4mm" fo:margin-bottom="1.99mm" style:contextual-spacing="false" fo:line-height="115%" fo:text-align="center" style:justify-single-word="false" style:page-number="auto" fo:break-before="auto" fo:break-after="auto"/>
      <style:text-properties style:font-name="Liberation Sans" fo:font-family="'Liberation Sans'" style:font-style-name="Regular" style:font-family-generic="swiss" style:font-pitch="variable" fo:font-size="22pt" fo:font-weight="normal" style:font-size-asian="18pt" style:font-weight-asian="bold" style:font-size-complex="18pt" style:font-weight-complex="bold"/>
    </style:style>
    <style:style style:name="Figure" style:family="paragraph" style:parent-style-name="Caption" style:class="extra">
      <style:paragraph-properties fo:margin-top="0mm" fo:margin-bottom="4mm" style:contextual-spacing="false" fo:line-height="115%" fo:text-align="center" style:justify-single-word="false"/>
    </style:style>
    <style:style style:name="Image_20_Block" style:display-name="Image Block" style:family="paragraph" style:parent-style-name="Standard">
      <style:paragraph-properties fo:text-align="center" style:justify-single-word="false"/>
    </style:style>
    <style:style style:name="Table" style:family="paragraph" style:parent-style-name="Caption" style:class="extra" style:master-page-name="">
      <style:paragraph-properties fo:margin-top="0mm" fo:margin-bottom="1.99mm" style:contextual-spacing="false" fo:line-height="115%" fo:text-align="end" style:justify-single-word="false" style:page-number="auto" fo:keep-with-next="always"/>
    </style:style>
    <style:style style:name="Text" style:family="paragraph" style:parent-style-name="Caption" style:class="extra" style:master-page-name="">
      <style:paragraph-properties fo:margin-top="0mm" fo:margin-bottom="1.99mm" style:contextual-spacing="false" fo:line-height="115%" style:page-number="auto" fo:keep-with-next="always"/>
    </style:style>
    <style:style style:name="Definition_20_Term" style:display-name="Definition Term" style:family="paragraph" style:parent-style-name="Text_20_body">
      <loext:graphic-properties draw:fill="solid" draw:fill-color="#dddddd"/>
      <style:paragraph-properties fo:margin-top="0mm" fo:margin-bottom="1.01mm" style:contextual-spacing="false" fo:background-color="#dddddd" fo:padding-left="0mm" fo:padding-right="0mm" fo:padding-top="1.01mm" fo:padding-bottom="1.01mm" fo:border-left="none" fo:border-right="none" fo:border-top="0.74pt solid #dddddd" fo:border-bottom="0.74pt solid #dddddd"/>
    </style:style>
    <style:style style:name="Horizontal_20_Line_20_for_20_Example" style:display-name="Horizontal Line for Example" style:family="paragraph" style:parent-style-name="Standard">
      <style:paragraph-properties fo:line-height="0.49mm" fo:padding="0mm" fo:border-left="none" fo:border-right="none" fo:border-top="none" fo:border-bottom="1.5pt solid #b2b2b2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top="4mm" fo:margin-bottom="1.99mm" style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0mm" fo:text-indent="0m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mm" fo:text-indent="10mm" style:auto-text-indent="false"/>
    </style:style>
    <style:style style:name="Internet_20_link" style:display-name="Internet link" style:family="text">
      <style:text-properties fo:color="#0550a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fo:color="#0550ae" loext:opacity="100%" style:font-name="Liberation Mono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space" fo:margin-left="10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space" fo:margin-left="16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space" fo:margin-left="22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space" fo:margin-left="27.99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 fo:text-align="end">
          <style:list-level-label-alignment text:label-followed-by="space" fo:margin-left="10m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 fo:text-align="end">
          <style:list-level-label-alignment text:label-followed-by="space" fo:margin-left="16m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 fo:text-align="end">
          <style:list-level-label-alignment text:label-followed-by="space" fo:margin-left="22m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3:22:13.303935834</meta:creation-date>
    <dc:date>2024-09-30T22:35:30.697022849</dc:date>
    <meta:editing-duration>PT10H57M52S</meta:editing-duration>
    <meta:editing-cycles>103</meta:editing-cycles>
    <meta:generator>LibreOffice/7.6.7.2$Linux_X86_64 LibreOffice_project/60$Build-2</meta:generator>
    <meta:document-statistic meta:table-count="0" meta:image-count="0" meta:object-count="0" meta:page-count="3" meta:paragraph-count="31" meta:word-count="339" meta:character-count="1948" meta:non-whitespace-character-count="1642"/>
  </office:meta>
</office:document-meta>
</file>